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100000438D4D095C405A45479.png" manifest:media-type="image/png"/>
  <manifest:file-entry manifest:full-path="Pictures/10000201000007810000043845420A7FA0F9451A.png" manifest:media-type="image/png"/>
  <manifest:file-entry manifest:full-path="Pictures/100002010000078100000438F767F25CC055DD64.png" manifest:media-type="image/png"/>
  <manifest:file-entry manifest:full-path="Pictures/1000020100000781000004384B1DFD3FDEACCC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9.001cm" svg:height="10.68cm" draw:z-index="0"><draw:image xlink:href="Pictures/1000020100000781000004384B1DFD3FDEACCCDB.png" xlink:type="simple" xlink:show="embed" xlink:actuate="onLoad"/></draw:frame></text:p>
      <text:p text:style-name="Standard"/>
      <text:p text:style-name="Standard"><draw:frame draw:style-name="fr1" draw:name="Image2" text:anchor-type="paragraph" svg:width="19.001cm" svg:height="10.68cm" draw:z-index="1"><draw:image xlink:href="Pictures/100002010000078100000438F767F25CC055DD64.png" xlink:type="simple" xlink:show="embed" xlink:actuate="onLoad"/></draw:frame></text:p>
      <text:p text:style-name="Standard"/>
      <text:p text:style-name="Standard"><draw:frame draw:style-name="fr2" draw:name="Image3" text:anchor-type="paragraph" svg:width="19.001cm" svg:height="10.68cm" draw:z-index="2"><draw:image xlink:href="Pictures/10000201000007810000043845420A7FA0F9451A.png" xlink:type="simple" xlink:show="embed" xlink:actuate="onLoad"/></draw:frame><text:soft-page-break/></text:p>
      <text:p text:style-name="Standard"><draw:frame draw:style-name="fr1" draw:name="Image4" text:anchor-type="paragraph" svg:width="19.001cm" svg:height="10.68cm" draw:z-index="3"><draw:image xlink:href="Pictures/100002010000078100000438D4D095C405A4547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20:05:04.393823267</meta:creation-date>
    <meta:print-date>2018-03-25T20:06:08.563202227</meta:print-date>
    <dc:date>2018-03-25T20:06:25.878154526</dc:date>
    <meta:editing-duration>PT1M21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